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map style:condition="is-true-formula([.$D2]=&quot;OK&quot;)" style:apply-style-name="Good" style:base-cell-address="Sheet1.A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is-true-formula([.$D2]=&quot;OK&quot;)" style:apply-style-name="Good" style:base-cell-address="Sheet1.A2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oces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56" calcext:value-type="float">
            <text:p>12456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985" calcext:value-type="float">
            <text:p>98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6546" calcext:value-type="float">
            <text:p>65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54" calcext:value-type="float">
            <text:p>654</text:p>
          </table:table-cell>
          <table:table-cell office:value-type="float" office:value="161" calcext:value-type="float">
            <text:p>161</text:p>
          </table:table-cell>
          <table:table-cell table:style-name="ce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6" calcext:value-type="float">
            <text:p>576</text:p>
          </table:table-cell>
          <table:table-cell office:value-type="float" office:value="78222" calcext:value-type="float">
            <text:p>78222</text:p>
          </table:table-cell>
          <table:table-cell table:style-name="ce3" office:value-type="string" calcext:value-type="string">
            <text:p>OK</text:p>
          </table:table-cell>
        </table:table-row>
        <calcext:conditional-formats>
          <calcext:conditional-format calcext:target-range-address="Sheet1.A2:Sheet1.D8">
            <calcext:condition calcext:apply-style-name="Good" calcext:value="formula-is([.$D2]=&quot;OK&quot;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26:45.255782</meta:creation-date>
    <dc:date>2024-12-06T16:48:39.354802180</dc:date>
    <meta:generator>LibreOffice/7.3.7.2$Linux_X86_64 LibreOffice_project/30$Build-2</meta:generator>
    <meta:editing-cycles>8</meta:editing-cycles>
    <meta:editing-duration>PT3M12S</meta:editing-duration>
    <meta:document-statistic meta:table-count="1" meta:cell-count="30" meta:object-count="0"/>
  </office:meta>
</office:document-meta>
</file>